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3"/>
          <table:table-cell table:formula="of:=SUM([.G3];[.G33];[.G63];[.G93])" office:value-type="float" office:value="157000" calcext:value-type="float">
            <text:p>157000</text:p>
          </table:table-cell>
          <table:table-cell table:formula="of:=[.M4]-[.N2]" office:value-type="float" office:value="16600" calcext:value-type="float">
            <text:p>166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5"/>
          <table:table-cell table:formula="of:=SUM([.L7:.L12])" office:value-type="float" office:value="225000" calcext:value-type="float">
            <text:p>225000</text:p>
          </table:table-cell>
          <table:table-cell table:formula="of:=[.L13]-60000" office:value-type="float" office:value="165000" calcext:value-type="float">
            <text:p>16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J30]-[.L8]+[.L6]" office:value-type="float" office:value="173600" calcext:value-type="float">
            <text:p>173600</text:p>
          </table:table-cell>
          <table:table-cell table:formula="of:=[.N3]-[.N2]" office:value-type="float" office:value="8000" calcext:value-type="float">
            <text:p>8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/>
          <table:table-cell table:formula="of:=[.M4]-[.N2]" office:value-type="float" office:value="16600" calcext:value-type="float">
            <text:p>1660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 table:formula="of:=SUM([.L7:.L12])" office:value-type="float" office:value="225000" calcext:value-type="float">
            <text:p>225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  <table:table-cell table:formula="of:=[.L13]-[.J30]" office:value-type="float" office:value="-1500" calcext:value-type="float">
            <text:p>-15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33.61471861472" calcext:value-type="float">
            <text:p>1233.614718614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/>
          <table:table-cell office:value-type="string" calcext:value-type="string">
            <text:p>-Naira</text:p>
          </table:table-cell>
          <table:table-cell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+Mari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E86])" office:value-type="float" office:value="1793.61471861472" calcext:value-type="float">
            <text:p>1793.614718614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];[.C86];[.E86])" office:value-type="float" office:value="1434.52380952381" calcext:value-type="float">
            <text:p>1434.5238095238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2" office:value-type="float" office:value="359.090909090909" calcext:value-type="float">
            <text:p>359.0909090909</text:p>
          </table:table-cell>
          <table:table-cell table:formula="of:=[.E63]/20" office:value-type="float" office:value="560" calcext:value-type="float">
            <text:p>560</text:p>
          </table:table-cell>
          <table:table-cell table:formula="of:=[.F63]/22" office:value-type="float" office:value="345.454545454545" calcext:value-type="float">
            <text:p>345.4545454545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1233.61471861472" calcext:value-type="float">
            <text:p>1233.6147186147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F86])" office:value-type="float" office:value="345.454545454545" calcext:value-type="float">
            <text:p>345.4545454545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4:.H89])" office:value-type="float" office:value="43149.0692640693" calcext:value-type="float">
            <text:p>43149.0692640693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32.92053663571" calcext:value-type="float">
            <text:p>2032.920536635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2032.92053663571" calcext:value-type="float">
            <text:p>2032.920536635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2032.92053663571" calcext:value-type="float">
            <text:p>2032.920536635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16:.F116])" office:value-type="float" office:value="1596.07843137255" calcext:value-type="float">
            <text:p>1596.078431372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D116])" office:value-type="float" office:value="1233.50877192982" calcext:value-type="float">
            <text:p>1233.5087719298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96.07843137255" calcext:value-type="float">
            <text:p>1596.078431372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32.92053663571" calcext:value-type="float">
            <text:p>2032.920536635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C116:.F116])" office:value-type="float" office:value="1596.07843137255" calcext:value-type="float">
            <text:p>1596.078431372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32.92053663571" calcext:value-type="float">
            <text:p>2032.920536635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32.92053663571" calcext:value-type="float">
            <text:p>2032.920536635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32.92053663571" calcext:value-type="float">
            <text:p>2032.920536635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2032.92053663571" calcext:value-type="float">
            <text:p>2032.920536635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E116])" office:value-type="float" office:value="1603.50877192982" calcext:value-type="float">
            <text:p>1603.5087719298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2032.92053663571" calcext:value-type="float">
            <text:p>2032.920536635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];[.C116];[.E116])" office:value-type="float" office:value="1186.84210526316" calcext:value-type="float">
            <text:p>1186.842105263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2032.92053663571" calcext:value-type="float">
            <text:p>2032.9205366357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16:.F116])" office:value-type="float" office:value="1596.07843137255" calcext:value-type="float">
            <text:p>1596.078431372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2032.92053663571" calcext:value-type="float">
            <text:p>2032.9205366357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16:.F116])" office:value-type="float" office:value="2032.92053663571" calcext:value-type="float">
            <text:p>2032.9205366357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8" office:value-type="float" office:value="416.666666666667" calcext:value-type="float">
            <text:p>416.6666666667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table:formula="of:=SUM([.B116:.F116])" office:value-type="float" office:value="2032.92053663571" calcext:value-type="float">
            <text:p>2032.9205366357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B116:.D116])" office:value-type="float" office:value="1233.50877192982" calcext:value-type="float">
            <text:p>1233.5087719298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6:.F116])" office:value-type="float" office:value="2032.92053663571" calcext:value-type="float">
            <text:p>2032.9205366357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F116])" office:value-type="float" office:value="429.411764705882" calcext:value-type="float">
            <text:p>429.4117647059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94:.H119])" office:value-type="float" office:value="40531.9814241486" calcext:value-type="float">
            <text:p>40531.9814241486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2:42:08.867799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3T12:43:09.513804082</dc:date>
    <meta:editing-duration>P11DT20H50M31S</meta:editing-duration>
    <meta:editing-cycles>3516</meta:editing-cycles>
    <meta:generator>LibreOffice/4.2.8.2$Linux_X86_64 LibreOffice_project/420m0$Build-2</meta:generator>
    <meta:document-statistic meta:table-count="21" meta:cell-count="9951" meta:object-count="0"/>
  </office:meta>
</office:document-meta>
</file>